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100000014735C4AE1.png" manifest:media-type="image/png"/>
  <manifest:file-entry manifest:full-path="Pictures/100000000000003900000016E161870D.png" manifest:media-type="image/png"/>
  <manifest:file-entry manifest:full-path="Pictures/100000000000005600000014F8E22E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000000" fo:min-height="1.5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14.335cm" svg:x2="4.175cm" svg:y2="5.445cm">
          <text:p/>
        </draw:line>
        <draw:line draw:style-name="gr1" draw:text-style-name="P1" draw:layer="layout" svg:x1="4.175cm" svg:y1="14.335cm" svg:x2="17.129cm" svg:y2="14.335cm">
          <text:p/>
        </draw:line>
        <draw:frame draw:style-name="gr2" draw:layer="layout" svg:width="3.635cm" svg:height="0.962cm" svg:x="9.001cm" svg:y="14.716cm">
          <draw:text-box>
            <text:p>Complexity</text:p>
          </draw:text-box>
        </draw:frame>
        <draw:frame draw:style-name="gr2" draw:layer="layout" svg:width="3.884cm" svg:height="1.673cm" draw:transform="rotate (1.5707963267949) translate (2.778cm 12.123cm)">
          <draw:text-box>
            <text:p>Expressivity</text:p>
            <text:p/>
          </draw:text-box>
        </draw:frame>
        <draw:custom-shape draw:style-name="gr3" draw:text-style-name="P1" draw:layer="layout" svg:width="7.012cm" svg:height="3.508cm" draw:transform="skewX (-0.0275762021815105) rotate (0.592888346902474) translate (3.812cm 11.8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904cm" svg:height="2.427cm" draw:transform="skewX (-0.00907571211037044) rotate (0.505098285527159) translate (4.175cm 12.1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2.292cm" svg:height="5.239cm" draw:transform="skewX (0.0876155284501153) rotate (0.493404579538797) translate (3.703cm 10.8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layout" svg:width="0.502cm" svg:height="1.195cm" svg:x="6.08cm" svg:y="11.922cm">
          <draw:text-box>
            <text:p>LogSpace</text:p>
            <text:p/>
          </draw:text-box>
        </draw:frame>
        <draw:frame draw:style-name="gr4" draw:text-style-name="P1" draw:layer="layout" svg:width="1.906cm" svg:height="0.426cm" svg:x="6.079cm" svg:y="11.242cm">
          <draw:image xlink:href="Pictures/100000000000005600000014F8E22E47.png" xlink:type="simple" xlink:show="embed" xlink:actuate="onLoad">
            <text:p/>
          </draw:image>
        </draw:frame>
        <draw:frame draw:style-name="gr4" draw:text-style-name="P1" draw:layer="layout" svg:width="1.651cm" svg:height="0.635cm" svg:x="8.239cm" svg:y="9.382cm">
          <draw:image xlink:href="Pictures/100000000000003900000016E161870D.png" xlink:type="simple" xlink:show="embed" xlink:actuate="onLoad">
            <text:p/>
          </draw:image>
        </draw:frame>
        <draw:frame draw:style-name="gr4" draw:text-style-name="P1" draw:layer="layout" svg:width="2.794cm" svg:height="0.634cm" svg:x="12.049cm" svg:y="7.097cm">
          <draw:image xlink:href="Pictures/100000000000006100000014735C4AE1.png" xlink:type="simple" xlink:show="embed" xlink:actuate="onLoad">
            <text:p/>
          </draw:image>
        </draw:frame>
        <draw:frame draw:style-name="gr2" draw:text-style-name="P2" draw:layer="layout" svg:width="1.827cm" svg:height="0.573cm" svg:x="5.064cm" svg:y="12.303cm">
          <draw:text-box>
            <text:p text:style-name="P2"><text:span text:style-name="T1">OWL 2 QL</text:span></text:p>
          </draw:text-box>
        </draw:frame>
        <draw:frame draw:style-name="gr5" draw:layer="layout" svg:width="1.646cm" svg:height="1.83cm" svg:x="4.048cm" svg:y="11.489cm">
          <draw:text-box>
            <text:p><text:s/><text:s/><text:span text:style-name="T2"><text:s/></text:span><text:span text:style-name="T2">.</text:span></text:p>
          </draw:text-box>
        </draw:frame>
        <draw:frame draw:style-name="gr6" draw:layer="layout" svg:width="1.646cm" svg:height="1.831cm" svg:x="10.022cm" svg:y="10.398cm">
          <draw:text-box>
            <text:p><text:s text:c="2"/><text:span text:style-name="T2"><text:s/></text:span><text:span text:style-name="T2">.</text:span></text:p>
          </draw:text-box>
        </draw:frame>
        <draw:frame draw:style-name="gr2" draw:text-style-name="P2" draw:layer="layout" svg:width="1.81cm" svg:height="0.573cm" svg:x="11.132cm" svg:y="11.226cm">
          <draw:text-box>
            <text:p text:style-name="P2"><text:span text:style-name="T1">OWL 2 DL</text:span></text:p>
          </draw:text-box>
        </draw:frame>
        <draw:frame draw:style-name="gr7" draw:text-style-name="P2" draw:layer="layout" svg:width="1.632cm" svg:height="0.895cm" svg:x="8.186cm" svg:y="10.243cm">
          <draw:text-box>
            <text:p text:style-name="P2"><text:span text:style-name="T1">SPARQL</text:span></text:p>
            <text:p text:style-name="P2"><text:span text:style-name="T1"/></text:p>
          </draw:text-box>
        </draw:frame>
        <draw:frame draw:style-name="gr2" draw:text-style-name="P2" draw:layer="layout" svg:width="1.827cm" svg:height="0.573cm" svg:x="5.065cm" svg:y="12.304cm">
          <draw:text-box>
            <text:p text:style-name="P2"><text:span text:style-name="T1">OWL 2 QL</text:span></text:p>
          </draw:text-box>
        </draw:frame>
        <draw:frame draw:style-name="gr5" draw:layer="layout" svg:width="1.646cm" svg:height="1.83cm" svg:x="7.096cm" svg:y="9.457cm">
          <draw:text-box>
            <text:p><text:s text:c="2"/><text:span text:style-name="T2"><text:s/>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4:38:09.985508081</meta:creation-date>
    <dc:date>2014-12-19T15:17:25.428690267</dc:date>
    <meta:editing-duration>PT3M59S</meta:editing-duration>
    <meta:editing-cycles>1</meta:editing-cycles>
    <meta:document-statistic meta:object-count="18"/>
    <meta:generator>LibreOffice/4.2.7.2$Linux_X86_64 LibreOffice_project/420m0$Build-2</meta:generator>
  </office:meta>
</office:document-meta>
</file>